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4.305cm" fo:min-width="17.86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25cm" fo:min-width="3.40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2cm" fo:min-width="1.958cm"/>
    </style:style>
    <style:style style:name="gr4" style:family="graphic" style:parent-style-name="standard">
      <style:graphic-properties draw:stroke="none" svg:stroke-color="#000000" draw:fill="none" draw:fill-color="#ffffff" fo:min-height="0.9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09cm" fo:min-width="4.326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1.95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1.924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2.167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37cm" fo:min-width="2.04cm"/>
    </style:style>
    <style:style style:name="gr12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loext:graphic-properties draw:fill="solid" draw:fill-color="#eeeeee"/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39cm" svg:height="16.129cm" svg:x="7.731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3.904cm" svg:height="1.375cm" svg:x="3.54cm" svg:y="8.685cm">
            <text:p/>
  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3.904cm" svg:height="1.222cm" svg:x="3.54cm" svg:y="10.06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3.924cm" svg:height="1.158cm" svg:x="2.905cm" svg:y="11.414cm">
          <draw:text-box>
            <text:p>Laptop</text:p>
          </draw:text-box>
        </draw:frame>
        <draw:custom-shape draw:style-name="gr5" draw:text-style-name="P5" xml:id="id2" draw:id="id2" draw:layer="layout" svg:width="4.826cm" svg:height="2.34cm" svg:x="9.636cm" svg:y="8.747cm">
          <text:p text:style-name="P4">Border Rout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492cm" svg:y1="11.287cm" svg:x2="12.049cm" svg:y2="11.087cm" draw:start-shape="id1" draw:end-shape="id2" draw:end-glue-point="2" svg:d="M5492 11287v502h6557v-702" svg:viewBox="0 0 6558 703">
          <text:p/>
        </draw:connector>
        <draw:custom-shape draw:style-name="gr7" draw:text-style-name="P5" xml:id="id3" draw:id="id3" draw:layer="layout" svg:width="2.459cm" svg:height="1.376cm" svg:x="11.116cm" svg:y="5.049cm">
          <text:p text:style-name="P4">Sniffer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4cm" svg:y1="9.986cm" svg:x2="11.116cm" svg:y2="5.737cm" draw:start-shape="id1" draw:start-glue-point="3" draw:end-shape="id3" draw:end-glue-point="3" svg:d="M3540 9986h-501v-4249h8077" svg:viewBox="0 0 8078 4250">
          <text:p/>
        </draw:connector>
        <draw:custom-shape draw:style-name="gr8" draw:text-style-name="P5" xml:id="id4" draw:id="id4" draw:layer="layout" svg:width="2.424cm" svg:height="1.987cm" svg:x="16.102cm" svg:y="8.91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4.462cm" svg:y1="9.917cm" svg:x2="16.102cm" svg:y2="9.912cm" draw:start-shape="id2" draw:start-glue-point="1" draw:end-shape="id4" draw:end-glue-point="3" svg:d="M14462 9917l1640-5" svg:viewBox="0 0 1641 6">
          <text:p/>
        </draw:connector>
        <draw:custom-shape draw:style-name="gr10" draw:text-style-name="P5" xml:id="id5" draw:id="id5" draw:layer="layout" svg:width="2.667cm" svg:height="1.987cm" svg:x="22.463cm" svg:y="5.49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ustom-shape draw:style-name="gr11" draw:text-style-name="P5" xml:id="id6" draw:id="id6" draw:layer="layout" svg:width="2.54cm" svg:height="1.987cm" svg:x="22.463cm" svg:y="12.938cm">
          <text:p text:style-name="P4">Sensor</text:p>
          <text:p text:style-name="P4">Nod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8.526cm" svg:y1="9.912cm" svg:x2="22.463cm" svg:y2="6.483cm" draw:start-shape="id4" draw:start-glue-point="1" draw:end-shape="id5" draw:end-glue-point="3" svg:d="M18526 9912l3937-3429" svg:viewBox="0 0 3938 3430">
          <text:p/>
        </draw:connector>
        <draw:connector draw:style-name="gr9" draw:text-style-name="P6" draw:layer="layout" draw:type="line" svg:x1="18.526cm" svg:y1="9.912cm" svg:x2="22.463cm" svg:y2="13.931cm" draw:start-shape="id4" draw:start-glue-point="1" draw:end-shape="id6" draw:end-glue-point="3" svg:d="M18526 9912l3937 4019" svg:viewBox="0 0 3938 4020">
          <text:p/>
        </draw:connector>
        <draw:connector draw:style-name="gr9" draw:text-style-name="P6" draw:layer="layout" draw:type="line" svg:x1="23.796cm" svg:y1="7.477cm" svg:x2="23.733cm" svg:y2="12.938cm" draw:start-shape="id5" draw:start-glue-point="2" draw:end-shape="id6" draw:end-glue-point="0" svg:d="M23796 7477l-63 5461" svg:viewBox="0 0 64 5462">
          <text:p/>
        </draw:connector>
        <draw:frame draw:style-name="gr12" draw:text-style-name="P3" draw:layer="layout" svg:width="4.318cm" svg:height="2.286cm" svg:x="22.209cm" svg:y="2.143cm">
          <draw:text-box>
            <text:p>Sensor Net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6:11:24.755498172</meta:creation-date>
    <dc:date>2016-03-01T10:11:02.318966180</dc:date>
    <meta:editing-duration>PT43M56S</meta:editing-duration>
    <meta:editing-cycles>9</meta:editing-cycles>
    <meta:generator>LibreOffice/4.4.6.3$Linux_X86_64 LibreOffice_project/40m0$Build-3</meta:generator>
    <meta:document-statistic meta:object-count="17"/>
  </office:meta>
</office:document-meta>
</file>